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c754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29690554" text:style-name="L1">
        <text:list-item>
          <text:p text:style-name="P1"><text:bookmark text:name="oa_grade_block-v1:SkillFactory+DSPR-2.0+14JULY2021+type@openassessment+block@4e94814869364694b88083f0ec63be1c_feedback_content"/>Комментарии команды курса</text:p>
          <text:p text:style-name="P2">Дарья, здравствуйте! Вами подготовлен отличный проект! В первую очередь он подкупил меня своей аккуратностью и наличием большого количества полезной информации. Особого внимания заслуживает подготовка различных функций для обработки данных. Ниже обсудим основные моменты проекта. </text:p>
          <text:p text:style-name="P2">Что сделано хорошо: </text:p>
        </text:list-item>
        <text:list-item>
          <text:p text:style-name="P2">- Безусловным достоинством работы является подготовка данных и создание функций, позволяющих реализовать новые признаки (feature engineering). Особенностью реализации функций является соблюдение стандартов PEP. Функции в обязательном порядке содержат подробный комментарий. Правильное комментирование является важным навыком, т.к. подробное описание всегда упрощает понимание кода. Обязательно не забывайте об этом в будущем. </text:p>
        </text:list-item>
        <text:list-item>
          <text:p text:style-name="P2">- Один из лучших вариантов для данной задачи является обработка отзывов. Была использована специальная библиотека, которая позволяют получить много дополнительной информации. Использование библиотеки nltk и класса SentimentIntensityAnalyzer(). </text:p>
        </text:list-item>
        <text:list-item>
          <text:p text:style-name="P2">- Используется кодировка данных на основе BinaryEncoder() и OneHotEncoder(). Понимание принципов кодирования данных есть. С определением набора категориальных и числовых признаков можно согласиться. </text:p>
        </text:list-item>
        <text:list-item>
          <text:p text:style-name="P2">- Для борьбы с выбросами была использован специальный инструмент RobustScaler() из библиотеки sklearn. Дополнительно проанализировано влияние на результаты моделирования нормализации MinMaxScaler(). </text:p>
        </text:list-item>
        <text:list-item>
          <text:p text:style-name="P2">- Выполнен анализ и отбор признаков. Анализ мультиколлинеарности (.corr) и значимости признаков (feature_importances_). Результаты представлены в виде графиков. </text:p>
        </text:list-item>
        <text:list-item>
          <text:p text:style-name="P2">- Решение оформлено полностью. Проект сохранён на github в аккаунте автора. Проект добавлен в репозиторий. </text:p>
        </text:list-item>
        <text:list-item>
          <text:p text:style-name="P2">- Полученная модель позволяет достаточно хорошо улучшить значение MAPE для базового шаблона (baseline). Участие в соревновании принято. О способах улучшения модели можно узнать после просмотра записи итогового вебинара. </text:p>
          <text:p text:style-name="P2"/>
          <text:p text:style-name="P2">Что можно улучшить: </text:p>
        </text:list-item>
        <text:list-item>
          <text:p text:style-name="P2">- Проект очень хорошо подготовлен. Всё-таки есть небольшая рекомендация. Существует такое понятие, как векторизация слов. Каждое слово может быть представлено отдельным числом. Для этого можно использовать библиотеку genism. Использование Doc2Vec. Подобный подход позволяет нам получить множество дополнительных признаков. </text:p>
          <text:p text:style-name="P2"><text:soft-page-break/></text:p>
          <text:p text:style-name="P2">Работа мне понравилась! Считаю, что на данном этапе навыки проведения EDA выполнены на высоком уровне. Постарайтесь развивать эти навыки и в будущем. Дарья, желаю удачи в дальнейшем обучении! </text:p>
          <text:p text:style-name="P2">Проверку выполнил ментор Сергей Добдин. По любым вопросам, пожалуйста, пишите в общий канал Пачки [DSPR/DST_м_03_project_3]. Запись итогового вебинара: https://us02web.zoom.us/rec/share/qoBLJFQpQHhkoaFS77dl0EkWRRvy226xr1pHO7b7Cz6cwJN8Y148vaJQ-DDCEEz6.aFGotJSRNbS59tUP?startTime=1663866000000 Код доступа: +5s72pf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12:02:42.032019957</meta:creation-date>
    <dc:date>2023-04-13T12:07:23.355579045</dc:date>
    <meta:editing-duration>PT4M41S</meta:editing-duration>
    <meta:editing-cycles>1</meta:editing-cycles>
    <meta:document-statistic meta:table-count="0" meta:image-count="0" meta:object-count="0" meta:page-count="2" meta:paragraph-count="16" meta:word-count="328" meta:character-count="2745" meta:non-whitespace-character-count="2435"/>
    <meta:generator>LibreOffice/7.5.1.2$Linux_X86_64 LibreOffice_project/50$Build-2</meta:generator>
  </office:meta>
</office:document-meta>
</file>